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LifecycleFactory.addLifecycle( String lifecycleId , Lifecycle lifecyc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LifecycleFactory.getLifecycle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LifecycleFactory.getLifecycle( String lifecycl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bagoLifecycleFactory.TobagoLifecycleFactory( Lifecycle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